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text-properties style:font-name="Arial" fo:font-size="12pt" style:font-size-asian="12pt" style:font-size-complex="12pt"/>
    </style:style>
    <style:style style:name="P10" style:parent-style-name="Normal" style:family="paragraph">
      <style:text-properties style:font-name="Arial" fo:font-size="12pt" style:font-size-asian="12pt" style:font-size-complex="12pt"/>
    </style:style>
    <style:style style:name="P11" style:parent-style-name="Normal" style:family="paragraph">
      <style:text-properties style:font-name="Arial" fo:font-size="12pt" style:font-size-asian="12pt" style:font-size-complex="12pt"/>
    </style:style>
    <style:style style:name="P12" style:parent-style-name="Normal" style:family="paragraph">
      <style:text-properties style:font-name="Arial" fo:font-size="12pt" style:font-size-asian="12pt" style:font-size-complex="12pt"/>
    </style:style>
    <style:style style:name="P13" style:parent-style-name="Normal" style:family="paragraph">
      <style:text-properties style:font-name="Arial" fo:font-size="12pt" style:font-size-asian="12pt" style:font-size-complex="12pt"/>
    </style:style>
    <style:style style:name="P14" style:parent-style-name="Normal" style:family="paragraph">
      <style:text-properties style:font-name="Arial" fo:font-size="12pt" style:font-size-asian="12pt" style:font-size-complex="12pt"/>
    </style:style>
    <style:style style:name="P15" style:parent-style-name="Normal" style:family="paragraph">
      <style:paragraph-properties fo:text-indent="0.4916in"/>
      <style:text-properties style:font-name="Arial" fo:font-size="12pt" style:font-size-asian="12pt" style:font-size-complex="12pt"/>
    </style:style>
    <style:style style:name="P16" style:parent-style-name="Normal" style:family="paragraph">
      <style:text-properties style:font-name="Arial" fo:font-size="12pt" style:font-size-asian="12pt" style:font-size-complex="12pt"/>
    </style:style>
    <style:style style:name="P17" style:parent-style-name="Normal" style:family="paragraph">
      <style:paragraph-properties fo:text-indent="0.4916in"/>
      <style:text-properties style:font-name="Arial" fo:font-size="12pt" style:font-size-asian="12pt" style:font-size-complex="12pt"/>
    </style:style>
    <style:style style:name="P18" style:parent-style-name="Normal" style:family="paragraph">
      <style:text-properties style:font-name="Arial" fo:font-size="12pt" style:font-size-asian="12pt" style:font-size-complex="12pt"/>
    </style:style>
    <style:style style:name="P19" style:parent-style-name="Normal" style:family="paragraph">
      <style:text-properties style:font-name="Arial" fo:font-size="12pt" style:font-size-asian="12pt" style:font-size-complex="12pt"/>
    </style:style>
    <style:style style:name="P20" style:parent-style-name="Normal" style:family="paragraph">
      <style:text-properties style:font-name="Arial" fo:font-size="12pt" style:font-size-asian="12pt" style:font-size-complex="12pt"/>
    </style:style>
    <style:style style:name="P21" style:parent-style-name="Normal" style:family="paragraph">
      <style:text-properties style:font-name="Arial" fo:font-size="12pt" style:font-size-asian="12pt" style:font-size-complex="12pt"/>
    </style:style>
    <style:style style:name="P22" style:parent-style-name="Normal" style:family="paragraph">
      <style:text-properties style:font-name="Arial" fo:font-size="12pt" style:font-size-asian="12pt" style:font-size-complex="12pt"/>
    </style:style>
    <style:style style:name="P23" style:parent-style-name="Normal" style:family="paragraph">
      <style:text-properties style:font-name="Arial" fo:font-size="12pt" style:font-size-asian="12pt" style:font-size-complex="12pt"/>
    </style:style>
    <style:style style:name="P24" style:parent-style-name="Normal" style:family="paragraph">
      <style:text-properties style:font-name="Arial" fo:font-size="12pt" style:font-size-asian="12pt" style:font-size-complex="12pt"/>
    </style:style>
    <style:style style:name="P25" style:parent-style-name="Normal" style:family="paragraph">
      <style:text-properties style:font-name="Arial" fo:font-size="12pt" style:font-size-asian="12pt" style:font-size-complex="12pt"/>
    </style:style>
    <style:style style:name="P26" style:parent-style-name="Normal" style:family="paragraph">
      <style:text-properties style:font-name="Arial" fo:font-size="12pt" style:font-size-asian="12pt" style:font-size-complex="12pt"/>
    </style:style>
    <style:style style:name="P27" style:parent-style-name="Normal" style:family="paragraph">
      <style:text-properties style:font-name="Arial" fo:font-size="12pt" style:font-size-asian="12pt" style:font-size-complex="12pt"/>
    </style:style>
    <style:style style:name="T28" style:parent-style-name="Fuentedepárrafopredeter." style:family="text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a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625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17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2.45278in" style:rel-width="scale" style:rel-height="scale"><draw:text-box><text:p text:style-name="P5"><text:span text:style-name="T6">Bloque 2- Hojas de etilo CSS</text:span></text:p><text:p text:style-name="Normal"><text:span text:style-name="T7">Actividad 04</text:span></text:p></draw:text-box><svg:title/><svg:desc/></draw:frame></text:p>
      <text:p text:style-name="P8"/>
      <text:p text:style-name="P9">Ejercicio 1. Escriba el nombre del método o métodos (static, relative, absolute, o fixed) que<text:s/>mejor se adapte a cada una de las siguientes descripciones de posicionamiento. (pueden tener más de uno!!!)</text:p>
      <text:p text:style-name="P10">_ a. Posiciona el elemento relativo al bloque que lo contiene.</text:p>
      <text:p text:style-name="P11"><text:tab/>Absolut</text:p>
      <text:p text:style-name="P12">_ b. Elimina el elemento del flujo normal.</text:p>
      <text:p text:style-name="P13"><text:tab/>Fixed, Absolut</text:p>
      <text:p text:style-name="P14">_ c. Posiciona el<text:s/>elemento relativo a la ventana.</text:p>
      <text:p text:style-name="P15"><text:s/>Fixed</text:p>
      <text:p text:style-name="P16">_ d. El elemento posicionado puede superponerse a otros elementos.</text:p>
      <text:p text:style-name="P17">Absolute, Relative, Fixed</text:p>
      <text:p text:style-name="P18">_ e. Posiciona el elemento en el flujo normal.</text:p>
      <text:p text:style-name="P19"><text:tab/>Static</text:p>
      <text:p text:style-name="P20">_ f. El espacio del elemento que habría ocupado en el flujo normal es<text:s/></text:p>
      <text:p text:style-name="P21">preservado.</text:p>
      <text:p text:style-name="P22"><text:tab/>Relative</text:p>
      <text:p text:style-name="P23">_ g. El espacio del elemento que habría ocupado en el flujo normal es ocupado.</text:p>
      <text:p text:style-name="P24"/>
      <text:p text:style-name="P25">_ h. Puede cambiar el orden de apilamiento con z -index.</text:p>
      <text:p text:style-name="P26"><text:s/><text:tab/>Absolute, relative, fixed<text:s/></text:p>
      <text:p text:style-name="P27">_ i. Posiciona el elemento relativo a su posición<text:s/>original en el flujo normal.</text:p>
      <text:p text:style-name="Normal"><text:span text:style-name="T28"><text:tab/>Relat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loque 2- Hojas de etilo CSS</dc:title>
    <dc:description/>
    <dc:subject>Actividad 04</dc:subject>
    <meta:initial-creator>Joan Banyuls Sanchez</meta:initial-creator>
    <dc:creator>Joan Banyuls Sanchez</dc:creator>
    <meta:creation-date>2018-11-14T16:45:00Z</meta:creation-date>
    <dc:date>2018-11-14T16:45:00Z</dc:date>
    <meta:template xlink:href="Normal" xlink:type="simple"/>
    <meta:editing-cycles>2</meta:editing-cycles>
    <meta:editing-duration>PT0S</meta:editing-duration>
    <meta:document-statistic meta:page-count="2" meta:paragraph-count="1" meta:word-count="137" meta:character-count="893" meta:row-count="6" meta:non-whitespace-character-count="757"/>
  </office:meta>
</office:document-meta>
</file>